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9000001C890237796.png" manifest:media-type="image/png"/>
  <manifest:file-entry manifest:full-path="Pictures/10000001000002E100000295BB9125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17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021cm" fo:min-width="0.057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21cm" fo:min-width="0.094cm" loext:decorative="fals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22cm" fo:min-width="0.05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86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93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45cm, 0cm, 2.395cm, 1.08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12cm, 0cm, 0cm, 1.125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65cm, 0cm, 0.917cm, 1.146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217cm" fo:min-width="0cm" loext:decorative="fals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36cm" svg:height="17.039cm" svg:x="5.226cm" svg:y="2.881cm">
          <draw:image xlink:href="Pictures/10000001000002E100000295BB9125FF.png" xlink:type="simple" xlink:show="embed" xlink:actuate="onLoad" draw:mime-type="image/png">
            <text:p/>
          </draw:image>
        </draw:frame>
        <draw:g draw:style-name="gr2">
          <draw:custom-shape draw:style-name="gr3" draw:text-style-name="P2" draw:layer="layout" svg:width="0.557cm" svg:height="0.271cm" svg:x="4.006cm" svg:y="15.6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594cm" svg:height="0.271cm" svg:x="3.969cm" svg:y="16.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557cm" svg:height="0.272cm" svg:x="3.908cm" svg:y="17.39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2.354cm" svg:height="4.377cm" svg:x="2.299cm" svg:y="6.095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3cm" svg:y="10.473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3cm" svg:y="10.473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8" draw:text-style-name="P1" draw:layer="layout" svg:width="0.867cm" svg:height="0.846cm" svg:x="3.416cm" svg:y="16.18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9" draw:text-style-name="P1" draw:layer="layout" svg:width="0.836cm" svg:height="0.641cm" svg:x="4.528cm" svg:y="17.481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1cm" svg:height="0.814cm" svg:x="4.212cm" svg:y="16.219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4" draw:text-style-name="P2" draw:layer="layout" svg:width="0.594cm" svg:height="0.271cm" svg:x="3.624cm" svg:y="17.59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0.867cm" svg:height="0.846cm" svg:x="3.072cm" svg:y="17.365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2cm" svg:height="0.814cm" svg:x="3.867cm" svg:y="17.398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557cm" svg:height="0.271cm" svg:x="4.007cm" svg:y="15.6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594cm" svg:height="0.271cm" svg:x="3.97cm" svg:y="16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557cm" svg:height="0.272cm" svg:x="3.909cm" svg:y="17.39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2.354cm" svg:height="4.377cm" svg:x="2.3cm" svg:y="6.09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4cm" svg:y="10.474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4cm" svg:y="10.474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8" draw:text-style-name="P1" draw:layer="layout" svg:width="0.867cm" svg:height="0.846cm" svg:x="3.417cm" svg:y="16.187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9" draw:text-style-name="P1" draw:layer="layout" svg:width="0.836cm" svg:height="0.641cm" svg:x="4.529cm" svg:y="17.482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1cm" svg:height="0.814cm" svg:x="4.213cm" svg:y="16.22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4" draw:text-style-name="P2" draw:layer="layout" svg:width="0.594cm" svg:height="0.271cm" svg:x="3.625cm" svg:y="17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0.867cm" svg:height="0.846cm" svg:x="3.073cm" svg:y="17.36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2cm" svg:height="0.814cm" svg:x="3.868cm" svg:y="17.399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557cm" svg:height="0.271cm" svg:x="4.007cm" svg:y="15.6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594cm" svg:height="0.271cm" svg:x="3.97cm" svg:y="16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557cm" svg:height="0.272cm" svg:x="3.909cm" svg:y="17.39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2.354cm" svg:height="4.377cm" svg:x="2.3cm" svg:y="6.09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4cm" svg:y="10.474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4cm" svg:y="10.474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8" draw:text-style-name="P1" draw:layer="layout" svg:width="0.867cm" svg:height="0.846cm" svg:x="3.417cm" svg:y="16.187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9" draw:text-style-name="P1" draw:layer="layout" svg:width="0.836cm" svg:height="0.641cm" svg:x="4.529cm" svg:y="17.482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1cm" svg:height="0.814cm" svg:x="4.213cm" svg:y="16.22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4" draw:text-style-name="P2" draw:layer="layout" svg:width="0.594cm" svg:height="0.271cm" svg:x="3.625cm" svg:y="17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0.867cm" svg:height="0.846cm" svg:x="3.073cm" svg:y="17.36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2cm" svg:height="0.814cm" svg:x="3.868cm" svg:y="17.399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557cm" svg:height="0.271cm" svg:x="4.007cm" svg:y="15.6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594cm" svg:height="0.271cm" svg:x="3.97cm" svg:y="16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557cm" svg:height="0.272cm" svg:x="3.909cm" svg:y="17.39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2.354cm" svg:height="4.377cm" svg:x="2.3cm" svg:y="6.09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4cm" svg:y="10.474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7" draw:text-style-name="P1" draw:layer="layout" svg:width="2.354cm" svg:height="5.37cm" svg:x="2.454cm" svg:y="10.474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8" draw:text-style-name="P1" draw:layer="layout" svg:width="0.867cm" svg:height="0.846cm" svg:x="3.417cm" svg:y="16.187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9" draw:text-style-name="P1" draw:layer="layout" svg:width="0.836cm" svg:height="0.641cm" svg:x="4.529cm" svg:y="17.482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1cm" svg:height="0.814cm" svg:x="4.213cm" svg:y="16.22cm">
            <draw:image xlink:href="Pictures/1000000000000059000001C890237796.png" xlink:type="simple" xlink:show="embed" xlink:actuate="onLoad" draw:mime-type="image/png">
              <text:p/>
            </draw:image>
          </draw:frame>
          <draw:custom-shape draw:style-name="gr4" draw:text-style-name="P2" draw:layer="layout" svg:width="0.594cm" svg:height="0.271cm" svg:x="3.625cm" svg:y="17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0.867cm" svg:height="0.846cm" svg:x="3.073cm" svg:y="17.366cm">
            <draw:image xlink:href="Pictures/1000000000000059000001C890237796.png" xlink:type="simple" xlink:show="embed" xlink:actuate="onLoad" draw:mime-type="image/png">
              <text:p/>
            </draw:image>
          </draw:frame>
          <draw:frame draw:style-name="gr10" draw:text-style-name="P1" draw:layer="layout" svg:width="0.822cm" svg:height="0.814cm" svg:x="3.868cm" svg:y="17.399cm">
            <draw:image xlink:href="Pictures/1000000000000059000001C890237796.png" xlink:type="simple" xlink:show="embed" xlink:actuate="onLoad" draw:mime-type="image/png">
              <text:p/>
            </draw:image>
          </draw:frame>
        </draw:g>
        <draw:custom-shape draw:style-name="gr11" draw:text-style-name="P3" draw:layer="layout" svg:width="0.965cm" svg:height="0.933cm" svg:x="-3.362cm" svg:y="13.35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33.61884368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367cm" svg:height="0.457cm" svg:x="4.022cm" svg:y="16.38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80.5825242718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367cm" svg:height="0.457cm" svg:x="3.69cm" svg:y="17.5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80.5825242718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367cm" svg:height="0.457cm" svg:x="4.469cm" svg:y="17.56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80.5825242718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2:26:28.428826405</meta:creation-date>
    <meta:editing-duration>PT6M38S</meta:editing-duration>
    <meta:editing-cycles>3</meta:editing-cycles>
    <meta:generator>LibreOffice/24.2.7.2$Linux_X86_64 LibreOffice_project/420$Build-2</meta:generator>
    <dc:date>2026-03-16T12:33:03.891776634</dc:date>
    <meta:document-statistic meta:object-count="54"/>
  </office:meta>
</office:document-meta>
</file>